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a896" officeooo:paragraph-rsid="0009a896"/>
    </style:style>
    <style:style style:name="P2" style:family="paragraph" style:parent-style-name="Standard">
      <style:text-properties officeooo:rsid="000b5a7b" officeooo:paragraph-rsid="000b5a7b"/>
    </style:style>
    <style:style style:name="P3" style:family="paragraph" style:parent-style-name="Standard">
      <style:text-properties officeooo:rsid="000dba8f" officeooo:paragraph-rsid="000dba8f"/>
    </style:style>
    <style:style style:name="P4" style:family="paragraph" style:parent-style-name="Standard">
      <style:text-properties officeooo:rsid="000e4254" officeooo:paragraph-rsid="000e4254"/>
    </style:style>
    <style:style style:name="T1" style:family="text">
      <style:text-properties officeooo:rsid="000ae254"/>
    </style:style>
    <style:style style:name="T2" style:family="text">
      <style:text-properties officeooo:rsid="000c2b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la séance <text:span text:style-name="T1">05/04/2017:</text:span></text:p>
      <text:p text:style-name="P1"/>
      <text:p text:style-name="P2">Recherche des dimensions d'une plaque a poser entre les capteurs, le sol et la chaise. <text:span text:style-name="T2">Dimensions retenues 65*65cm <text:s/>ou 60*60 cm à défaut.</text:span></text:p>
      <text:p text:style-name="P3">Rédaction du rapport de projet.</text:p>
      <text:p text:style-name="P4">Prise de photos pour le rapport de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7S</meta:editing-duration>
    <meta:editing-cycles>8</meta:editing-cycles>
    <meta:generator>LibreOffice/5.2.5.1$Windows_x86 LibreOffice_project/0312e1a284a7d50ca85a365c316c7abbf20a4d22</meta:generator>
    <dc:date>2017-04-05T18:00:11.935000000</dc:date>
    <meta:document-statistic meta:table-count="0" meta:image-count="0" meta:object-count="0" meta:page-count="1" meta:paragraph-count="4" meta:word-count="42" meta:character-count="247" meta:non-whitespace-character-count="208"/>
    <meta:user-defined meta:name="Info 1"/>
    <meta:user-defined meta:name="Info 2"/>
    <meta:user-defined meta:name="Info 3"/>
    <meta:user-defined meta:name="Info 4"/>
  </office:meta>
</office:document-meta>
</file>